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ato" svg:font-family="Lato, sans-serif"/>
    <style:font-face style:name="Source Sans Pro" svg:font-family="'Source Sans Pro', sans-serif"/>
    <style:font-face style:name="Times New Roman" svg:font-family="'Times New Roman'"/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officeooo:rsid="0006c747"/>
    </style:style>
    <style:style style:name="T2" style:family="text">
      <style:text-properties fo:font-variant="normal" fo:text-transform="none" fo:color="#444444" loext:opacity="100%" style:font-name="Source Sans Pro" fo:font-size="16.5pt" fo:letter-spacing="normal" fo:font-style="normal" fo:font-weight="normal"/>
    </style:style>
    <style:style style:name="T3" style:family="text">
      <style:text-properties fo:font-variant="normal" fo:text-transform="none" fo:color="#444444" loext:opacity="100%" style:font-name="Source Sans Pro" fo:font-size="16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444444" loext:opacity="100%" style:font-name="Arial" fo:font-size="16.5pt" fo:letter-spacing="normal" fo:font-style="normal" fo:font-weight="normal" officeooo:rsid="0006c747"/>
    </style:style>
    <style:style style:name="T5" style:family="text">
      <style:text-properties fo:font-variant="normal" fo:text-transform="none" fo:color="#444444" loext:opacity="100%" fo:letter-spacing="normal"/>
    </style:style>
    <style:style style:name="T6" style:family="text"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T7" style:family="text">
      <style:text-properties fo:font-variant="normal" fo:text-transform="none" fo:color="#404040" loext:opacity="100%" style:font-name="Lato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404040" loext:opacity="100%" fo:letter-spacing="normal"/>
    </style:style>
    <style:style style:name="T9" style:family="text">
      <style:text-properties fo:font-variant="normal" fo:text-transform="none" fo:color="#404040" loext:opacity="100%" fo:letter-spacing="normal" loext:padding="0cm" loext:border="none"/>
    </style:style>
    <style:style style:name="T10" style:family="text">
      <style:text-properties fo:color="#444444" loext:opacity="100%" style:font-name="Source Sans Pro" fo:font-size="16.5pt" fo:letter-spacing="normal" fo:font-style="italic" fo:font-weight="normal" loext:padding="0cm" loext:border="none"/>
    </style:style>
    <style:style style:name="T11" style:family="text">
      <style:text-properties fo:color="#444444" loext:opacity="100%" style:font-name="Source Sans Pro" fo:font-size="16.5pt" fo:letter-spacing="normal" fo:font-style="italic" style:text-underline-style="solid" style:text-underline-width="auto" style:text-underline-color="font-color" fo:font-weight="normal" loext:padding="0cm" loext:border="none"/>
    </style:style>
    <style:style style:name="T12" style:family="text">
      <style:text-properties fo:color="#444444" loext:opacity="100%" style:font-name="Arial" fo:font-size="16.5pt" fo:letter-spacing="normal" fo:font-style="italic" fo:font-weight="normal" officeooo:rsid="0006c747" loext:padding="0cm" loext:border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Arial" officeooo:rsid="0006c747"/>
    </style:style>
    <style:style style:name="T17" style:family="text">
      <style:text-properties style:font-name="Arial" officeooo:rsid="000744e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0744e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✗">
        <style:list-level-properties text:space-before="1.995cm" text:min-label-width="0.499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alonamento circular</text:p>
      <text:p text:style-name="Standard"><text:tab/>É o tipo de escalonamento preemptivo mais simples e consiste em repartir uniformemente o tempo da CPU entre todos os processos prontos para a execução. Os processos são organizados numa fila circular, alocando-se a cada um uma fatia de tempo da CPU, igual a um número inteiro de quanta. Caso um processo não termine dentro de sua fatia de tempo, ele é colocado no fim da fila e uma nova fatia de tempo é alocada para o processo no começo da fila.</text:p>
      <text:p text:style-name="Standard"><text:tab/>Quando existirem muitas tarefas ativas e de longa duração no sistema, as tarefas curtas terão o seu tempo de resposta degradado, pois as tarefas longas reciclarão continuamente na fila circular, compartilhando de maneira equitativa a CPU com tarefas curtas.</text:p>
      <text:p text:style-name="Standard"><text:tab/>As políticas de escalonamento se dividem em duas classes: aquelas que usam preempção e as que não usam preempção. </text:p>
      <text:p text:style-name="Standard"><text:tab/>Preempção é a interrupção forçada de um processo, para que outro processo de maior prioridade possa usar a CPU. A preempção é usada em sistemas multiprogramados para evitar que um processo monopolize a CPU. A preempção é implementada através de um relógio de tempo real que interrompe a CPU a intervalos de tempo regulares, a fim de que o escalonador de tarefas possa fazer uma reavaliação de prioridades e escalonar outro processo. Este intervalo é a unidade básica de alocação de tempo da CPU e é denominado quantum. </text:p>
      <text:p text:style-name="Standard"/>
      <text:p text:style-name="P4">Escalonamento por Prioridades </text:p>
      <text:list xml:id="list2172043591" text:style-name="L1">
        <text:list-item>
          <text:p text:style-name="P3">Processos possuem diferentes prioridades de execução.</text:p>
        </text:list-item>
        <text:list-item>
          <text:p text:style-name="P3">Processos de maior prioridade são escalonados preferencialmente.</text:p>
        </text:list-item>
        <text:list-item>
          <text:p text:style-name="P3">Algoritmo Implementado mediante um clock, que interrompe o processador em determinados intervalos de tempo, reavaliando prioridades e, possivelmente, escalonando outro processo.</text:p>
        </text:list-item>
        <text:list-item>
          <text:p text:style-name="P3">Todos os sistemas de tempo compartilhado implementam algum tipo de prioridade, sendo esta uma característica do contexto de software.</text:p>
        </text:list-item>
        <text:list-item>
          <text:p text:style-name="Text_20_body">Prioridade estática:</text:p>
          <text:list>
            <text:list-item>
              <text:p text:style-name="P3">Não é modificada durante a existência do processo.</text:p>
            </text:list-item>
            <text:list-item>
              <text:p text:style-name="P3">De simples de implementação.</text:p>
            </text:list-item>
            <text:list-item>
              <text:p text:style-name="P3">Pode ocasionar tempos de resposta elevados.</text:p>
            </text:list-item>
            <text:list-item>
              <text:p text:style-name="P3">quando a prioridade é associada no momento da criação do processo. Ex: quando se tem uma hierarquia. </text:p>
            </text:list-item>
          </text:list>
        </text:list-item>
        <text:list-item>
          <text:p text:style-name="Text_20_body"><text:soft-page-break/>Prioridade dinâmcia:</text:p>
          <text:list>
            <text:list-item>
              <text:p text:style-name="P3">Pode ser modificada durante a execução do processo.</text:p>
            </text:list-item>
            <text:list-item>
              <text:p text:style-name="P3">O processo recebe um acréscimo à sua prioridade ao sair do estado de espera.</text:p>
            </text:list-item>
            <text:list-item>
              <text:p text:style-name="P3">Processos <text:span text:style-name="T14">I/O-bounds</text:span> terão mais chances de serem escalonados, compensando o tempo que passam no estado de espera.</text:p>
            </text:list-item>
            <text:list-item>
              <text:p text:style-name="P3">Os processos <text:span text:style-name="T18">CPU-bounds</text:span> podem ser executados enquanto os processos CPU-bounds esperam por algum evento.</text:p>
            </text:list-item>
            <text:list-item>
              <text:p text:style-name="P3">o escalonador decide o valor da prioridade de acordo com estatísticas sobre a execução deste processo em quanta anteriores. Ex: quando o sistema percebe que um processo efetua muita E/S, o escalonador aumenta sua prioridade (operações de E/S são realizadas independentemente da UCP, pois o processo faz uma chamada para o SO e fica bloqueado e enquanto isso a UCP pode estar alocada a outro processo que efetua cálculos). </text:p>
            </text:list-item>
          </text:list>
        </text:list-item>
        <text:list-item>
          <text:p text:style-name="P3">O tempo de resposta compensa o maior overhead e complexidade algorítmica.</text:p>
        </text:list-item>
      </text:list>
      <text:p text:style-name="Standard"><text:span text:style-name="T17"><text:tab/>A </text:span>prioridade serve para oferecer um tratamento distinto a processos diversos. No instante da criação de um processo ele recebe uma prioridade. E o quando o escalonador tiver que escolher qual processo será executado, escolherá o de mais alta prioridade. Cada vez que o processo é executado, o escalonador decrementa sua prioridade e quando sua prioridade fica abaixo de um outro processo pronto, ele é interrompido e o outro processo é executado </text:p>
      <text:p text:style-name="P2"><text:tab/>Resumo: quanto maior E/S (menor uso do processador), maior prioridade (prioridade = 0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ato" svg:font-family="Lato, sans-serif"/>
    <style:font-face style:name="Source Sans Pro" svg:font-family="'Source Sans Pro', sans-serif"/>
    <style:font-face style:name="Times New Roman" svg:font-family="'Times New Roman'"/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Arial" fo:font-family="Arial" style:font-family-generic="swiss" style:font-pitch="variable" officeooo:rsid="0006c74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08:03:20.049000000</meta:creation-date>
    <dc:date>2021-02-02T08:18:55.060000000</dc:date>
    <meta:editing-duration>PT5M24S</meta:editing-duration>
    <meta:editing-cycles>1</meta:editing-cycles>
    <meta:document-statistic meta:table-count="0" meta:image-count="0" meta:object-count="0" meta:page-count="2" meta:paragraph-count="24" meta:word-count="559" meta:character-count="3471" meta:non-whitespace-character-count="2939"/>
    <meta:generator>LibreOffice/7.0.4.2$Windows_X86_64 LibreOffice_project/dcf040e67528d9187c66b2379df5ea4407429775</meta:generator>
  </office:meta>
</office:document-meta>
</file>